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639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0.679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1.252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9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7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">
      <style:table-cell-properties fo:border-bottom="0.74pt solid #b7b7b7" fo:background-color="#32cd3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4169e1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0">
      <style:table-cell-properties fo:border-bottom="0.74pt solid #b7b7b7" fo:background-color="#5b9b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">
      <style:table-cell-properties fo:border-bottom="0.74pt solid #b7b7b7" fo:background-color="#5b9b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5b9bd5"/>
    </style:style>
    <style:style style:name="ce53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10">
      <style:table-cell-properties fo:border-bottom="0.06pt solid #b7b7b7" fo:background-color="#5b9bd5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51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0.06pt solid #b7b7b7" style:diagonal-bl-tr="none" style:diagonal-tl-br="none" style:text-align-source="fix" style:repeat-content="false" fo:background-color="transparent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6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4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visibility="collapse" table:default-cell-style-name="Default"/>
        <table:table-column table:style-name="co9" table:number-columns-repeated="58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7"/>
          <table:table-cell table:style-name="ce16" table:number-columns-repeated="4"/>
          <table:table-cell table:style-name="ce1" table:number-columns-repeated="3"/>
          <table:table-cell table:style-name="ce16"/>
          <table:table-cell table:style-name="ce43"/>
          <table:table-cell table:style-name="ce51"/>
          <table:table-cell table:style-name="ce56"/>
          <table:table-cell table:style-name="ce57"/>
          <table:table-cell table:style-name="ce56" table:number-columns-repeated="2"/>
          <table:table-cell table:style-name="ce1" table:number-columns-repeated="15"/>
          <table:table-cell table:style-name="ce75" table:number-columns-repeated="9"/>
          <table:table-cell table:style-name="ce1" table:number-columns-repeated="29"/>
          <table:table-cell/>
        </table:table-row>
        <table:table-row table:style-name="ro2">
          <table:table-cell table:style-name="ce1"/>
          <table:table-cell table:style-name="ce98" office:value-type="string" calcext:value-type="string" table:number-columns-spanned="9" table:number-rows-spanned="1">
            <text:p>DIAGRAMME DE GANTT SIMPLIFIER</text:p>
          </table:table-cell>
          <table:covered-table-cell table:number-columns-repeated="8" table:style-name="ce107"/>
          <table:table-cell table:style-name="ce44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07"/>
          <table:table-cell table:style-name="ce64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07"/>
          <table:table-cell table:style-name="ce78" table:number-columns-repeated="5"/>
          <table:table-cell table:style-name="ce1" table:number-columns-repeated="29"/>
          <table:table-cell/>
        </table:table-row>
        <table:table-row table:style-name="ro2">
          <table:table-cell table:style-name="ce1"/>
          <table:table-cell table:style-name="ce9" table:number-columns-repeated="3"/>
          <table:table-cell table:style-name="ce23" table:number-columns-repeated="6"/>
          <table:table-cell table:style-name="ce45" table:number-columns-repeated="4"/>
          <table:table-cell table:style-name="ce61" table:number-columns-repeated="3"/>
          <table:table-cell table:style-name="ce1" table:number-columns-repeated="14"/>
          <table:table-cell table:style-name="ce75" table:number-columns-repeated="9"/>
          <table:table-cell table:style-name="ce1" table:number-columns-repeated="29"/>
          <table:table-cell/>
        </table:table-row>
        <table:table-row table:style-name="ro2">
          <table:table-cell table:style-name="ce1"/>
          <table:table-cell table:style-name="ce41" office:value-type="string" calcext:value-type="string" table:number-columns-spanned="2" table:number-rows-spanned="1">
            <text:p>TITRE DU PROJET</text:p>
          </table:table-cell>
          <table:covered-table-cell table:style-name="ce93"/>
          <table:table-cell table:style-name="ce41"/>
          <table:table-cell table:style-name="ce24" office:value-type="string" calcext:value-type="string" table:number-columns-spanned="4" table:number-rows-spanned="1">
            <text:p>Lo poti Donjun</text:p>
          </table:table-cell>
          <table:covered-table-cell table:number-columns-repeated="3" table:style-name="ce93"/>
          <table:table-cell table:style-name="ce93"/>
          <table:table-cell table:style-name="ce33"/>
          <table:table-cell table:style-name="ce46" table:number-columns-spanned="7" table:number-rows-spanned="1"/>
          <table:covered-table-cell table:number-columns-repeated="6"/>
          <table:table-cell table:style-name="ce65" table:number-columns-spanned="13" table:number-rows-spanned="1"/>
          <table:covered-table-cell table:number-columns-repeated="12"/>
          <table:table-cell table:style-name="ce74"/>
          <table:table-cell table:style-name="ce75" table:number-columns-repeated="9"/>
          <table:table-cell table:style-name="ce1" table:number-columns-repeated="29"/>
          <table:table-cell/>
        </table:table-row>
        <table:table-row table:style-name="ro2">
          <table:table-cell table:style-name="ce1"/>
          <table:table-cell table:style-name="ce41" office:value-type="string" calcext:value-type="string" table:number-columns-spanned="2" table:number-rows-spanned="1">
            <text:p>CHEF DE PROJET</text:p>
          </table:table-cell>
          <table:covered-table-cell table:style-name="ce93"/>
          <table:table-cell table:style-name="ce41"/>
          <table:table-cell table:style-name="ce25" office:value-type="string" calcext:value-type="string" table:number-columns-spanned="4" table:number-rows-spanned="1">
            <text:p>Barthelemy Deroualt</text:p>
          </table:table-cell>
          <table:covered-table-cell table:number-columns-repeated="3" table:style-name="ce93"/>
          <table:table-cell table:style-name="ce93"/>
          <table:table-cell table:style-name="ce34"/>
          <table:table-cell table:style-name="ce46" table:number-columns-spanned="7" table:number-rows-spanned="1"/>
          <table:covered-table-cell table:number-columns-repeated="6"/>
          <table:table-cell table:style-name="ce66" table:number-columns-spanned="12" table:number-rows-spanned="1"/>
          <table:covered-table-cell table:number-columns-repeated="11"/>
          <table:table-cell table:style-name="ce72"/>
          <table:table-cell table:style-name="ce74"/>
          <table:table-cell table:style-name="ce1" table:number-columns-repeated="8"/>
          <table:table-cell table:style-name="ce74"/>
          <table:table-cell table:style-name="ce1" table:number-columns-repeated="29"/>
          <table:table-cell/>
        </table:table-row>
        <table:table-row table:style-name="ro2">
          <table:table-cell table:style-name="ce2"/>
          <table:table-cell table:style-name="ce41" office:value-type="string" calcext:value-type="string" table:number-columns-spanned="2" table:number-rows-spanned="1">
            <text:p>DOCUMENTALISTE</text:p>
          </table:table-cell>
          <table:covered-table-cell table:style-name="ce93"/>
          <table:table-cell table:style-name="ce41"/>
          <table:table-cell table:style-name="ce25" office:value-type="string" calcext:value-type="string" table:number-columns-spanned="4" table:number-rows-spanned="1">
            <text:p>Baptiste Carfantan</text:p>
          </table:table-cell>
          <table:covered-table-cell table:number-columns-repeated="3" table:style-name="ce93"/>
          <table:table-cell table:style-name="ce93"/>
          <table:table-cell table:style-name="ce28"/>
          <table:table-cell table:style-name="ce11" table:number-columns-repeated="4"/>
          <table:table-cell table:style-name="ce2" table:number-columns-repeated="55"/>
          <table:table-cell/>
        </table:table-row>
        <table:table-row table:style-name="ro2">
          <table:table-cell table:style-name="ce2"/>
          <table:table-cell table:style-name="ce11" table:number-columns-repeated="6"/>
          <table:table-cell table:style-name="ce28" table:number-columns-repeated="3"/>
          <table:table-cell table:style-name="ce11" table:number-columns-repeated="4"/>
          <table:table-cell table:style-name="ce2" table:number-columns-repeated="55"/>
          <table:table-cell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122" office:value-type="string" calcext:value-type="string" table:number-columns-spanned="16" table:number-rows-spanned="1">
            <text:p>PHASE UNE</text:p>
          </table:table-cell>
          <table:covered-table-cell table:style-name="ce132"/>
          <table:covered-table-cell table:number-columns-repeated="14"/>
          <table:table-cell table:style-name="ce68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9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8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89"/>
          <table:table-cell/>
        </table:table-row>
        <table:table-row table:style-name="ro3">
          <table:table-cell table:style-name="ce4"/>
          <table:covered-table-cell table:number-columns-repeated="7"/>
          <table:table-cell table:style-name="ce123" office:value-type="string" calcext:value-type="string" table:number-columns-spanned="6" table:number-rows-spanned="1">
            <text:p>SEMAINE 1</text:p>
          </table:table-cell>
          <table:covered-table-cell table:number-columns-repeated="3" table:style-name="ce133"/>
          <table:covered-table-cell table:number-columns-repeated="2" table:style-name="ce150"/>
          <table:table-cell table:style-name="ce36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133"/>
          <table:covered-table-cell table:style-name="ce150"/>
          <table:table-cell table:style-name="ce36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133"/>
          <table:covered-table-cell table:style-name="ce150"/>
          <table:table-cell table:style-name="ce69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133"/>
          <table:covered-table-cell table:style-name="ce150"/>
          <table:table-cell table:style-name="ce69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133"/>
          <table:covered-table-cell table:style-name="ce150"/>
          <table:table-cell table:style-name="ce69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133"/>
          <table:covered-table-cell table:style-name="ce150"/>
          <table:table-cell table:style-name="ce80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133"/>
          <table:covered-table-cell table:style-name="ce150"/>
          <table:table-cell table:style-name="ce80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133"/>
          <table:covered-table-cell table:style-name="ce150"/>
          <table:table-cell table:style-name="ce80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133"/>
          <table:covered-table-cell table:style-name="ce150"/>
          <table:table-cell table:style-name="ce8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133"/>
          <table:covered-table-cell table:style-name="ce150"/>
          <table:table-cell table:style-name="ce8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133"/>
          <table:covered-table-cell table:style-name="ce150"/>
          <table:table-cell table:style-name="ce8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133"/>
          <table:covered-table-cell table:style-name="ce150"/>
          <table:table-cell/>
        </table:table-row>
        <table:table-row table:style-name="ro3">
          <table:table-cell table:style-name="ce5"/>
          <table:covered-table-cell table:number-columns-repeated="7"/>
          <table:table-cell table:style-name="ce37" office:value-type="string" calcext:value-type="string">
            <text:p>L</text:p>
          </table:table-cell>
          <table:table-cell table:number-columns-repeated="3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nitialisation</text:p>
          </table:table-cell>
          <table:table-cell table:style-name="ce19"/>
          <table:table-cell table:style-name="ce26" table:number-columns-repeated="5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0" office:value-type="string" calcext:value-type="string">
              <text:p>Plan de développement logiciel</text:p>
            </table:table-cell>
            <table:table-cell table:style-name="ce21" office:value-type="string" calcext:value-type="string">
              <text:p>Barthelemy Deroualt</text:p>
            </table:table-cell>
            <table:table-cell table:number-columns-repeated="2" table:style-name="ce27" office:value-type="date" office:date-value="2025-01-13" calcext:value-type="date">
              <text:p>13/01/25</text:p>
            </table:table-cell>
            <table:table-cell table:style-name="ce21" table:formula="of:=DATEDIF([.E12]; [.F12]; &quot;D&quot;)" office:value-type="float" office:value="0" calcext:value-type="float">
              <text:p>0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5"/>
            <table:table-cell/>
            <table:table-cell table:style-name="ce49"/>
            <table:table-cell table:style-name="ce148" table:number-columns-repeated="3"/>
            <table:table-cell table:style-name="ce62" table:number-columns-repeated="5"/>
            <table:table-cell table:style-name="ce55" table:number-columns-repeated="10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  <table:table-cell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0" office:value-type="string" calcext:value-type="string">
              <text:p>Prise en main de SDL + petite </text:p>
            </table:table-cell>
            <table:table-cell table:style-name="ce21" office:value-type="string" calcext:value-type="string">
              <text:p>Souleymane Barry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15" calcext:value-type="date">
              <text:p>15/01/25</text:p>
            </table:table-cell>
            <table:table-cell table:style-name="ce21" table:formula="of:=DATEDIF([.E13]; [.F13]; &quot;D&quot;)" office:value-type="float" office:value="2" calcext:value-type="float">
              <text:p>2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12"/>
            <table:table-cell table:style-name="ce135"/>
            <table:table-cell table:style-name="ce54"/>
            <table:table-cell table:style-name="ce135"/>
            <table:table-cell table:style-name="ce148" table:number-columns-repeated="2"/>
            <table:table-cell table:style-name="ce62" table:number-columns-repeated="5"/>
            <table:table-cell table:style-name="ce55" table:number-columns-repeated="8"/>
            <table:table-cell table:style-name="ce54" table:number-columns-repeated="2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Création des managers</text:p>
          </table:table-cell>
          <table:table-cell table:style-name="ce19"/>
          <table:table-cell table:style-name="ce26" table:number-columns-repeated="5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0" office:value-type="string" calcext:value-type="string">
              <text:p>Object Manager</text:p>
            </table:table-cell>
            <table:table-cell table:style-name="ce21" office:value-type="string" calcext:value-type="string">
              <text:p>Barthelemy Deroualt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28" calcext:value-type="date">
              <text:p>28/01/25</text:p>
            </table:table-cell>
            <table:table-cell table:style-name="ce21" table:formula="of:=DATEDIF([.E15]; [.F15]; &quot;D&quot;)" office:value-type="float" office:value="15" calcext:value-type="float">
              <text:p>15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12"/>
            <table:table-cell table:style-name="ce53" table:number-columns-repeated="12"/>
            <table:table-cell table:style-name="ce164" table:number-columns-repeated="3"/>
            <table:table-cell table:style-name="ce148"/>
            <table:table-cell table:number-columns-repeated="2"/>
            <table:table-cell table:style-name="ce164"/>
            <table:table-cell table:style-name="ce55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  <table:table-cell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0" office:value-type="string" calcext:value-type="string">
              <text:p>Scène Manager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2-22" calcext:value-type="date">
              <text:p>22/02/25</text:p>
            </table:table-cell>
            <table:table-cell table:style-name="ce21" table:formula="of:=DATEDIF([.E16]; [.F16]; &quot;D&quot;)" office:value-type="float" office:value="40" calcext:value-type="float">
              <text:p>40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12"/>
            <table:table-cell table:style-name="ce53" table:number-columns-repeated="12"/>
            <table:table-cell table:style-name="ce169" table:number-columns-repeated="18"/>
            <table:table-cell table:style-name="ce184" table:number-columns-repeated="3"/>
            <table:table-cell table:style-name="ce164" table:number-columns-repeated="2"/>
            <table:table-cell table:style-name="ce82" table:number-columns-repeated="5"/>
            <table:table-cell table:style-name="ce164"/>
            <table:table-cell table:style-name="ce54" table:number-columns-repeated="9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0" office:value-type="string" calcext:value-type="string">
              <text:p>fonction Manger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25-01-27" calcext:value-type="date">
              <text:p>27/01/25</text:p>
            </table:table-cell>
            <table:table-cell table:style-name="ce27" office:value-type="date" office:date-value="2025-02-10" calcext:value-type="date">
              <text:p>10/02/25</text:p>
            </table:table-cell>
            <table:table-cell table:style-name="ce21" office:value-type="float" office:value="16" calcext:value-type="float">
              <text:p>16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114" table:number-columns-repeated="12"/>
            <table:table-cell table:style-name="ce73" table:number-columns-repeated="3"/>
            <table:table-cell table:style-name="ce54" table:number-columns-repeated="3"/>
            <table:table-cell table:style-name="ce165" table:number-columns-repeated="2"/>
            <table:table-cell table:style-name="ce164" table:number-columns-repeated="5"/>
            <table:table-cell table:style-name="ce82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<text:s/>Équipement Manager</text:p>
            </table:table-cell>
            <table:table-cell table:style-name="ce21" office:value-type="string" calcext:value-type="string">
              <text:p>Souleymane Barry</text:p>
            </table:table-cell>
            <table:table-cell table:style-name="ce27" office:value-type="date" office:date-value="2025-02-06" calcext:value-type="date">
              <text:p>06/02/25</text:p>
            </table:table-cell>
            <table:table-cell table:style-name="ce27" office:value-type="date" office:date-value="2025-02-13" calcext:value-type="date">
              <text:p>13/02/25</text:p>
            </table:table-cell>
            <table:table-cell table:style-name="ce21" table:formula="of:=DATEDIF([.E18]; [.F18]; &quot;D&quot;)" office:value-type="float" office:value="7" calcext:value-type="float">
              <text:p>7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2"/>
            <table:table-cell table:style-name="ce54" table:number-columns-repeated="5"/>
            <table:table-cell/>
            <table:table-cell table:style-name="ce114" table:number-columns-repeated="6"/>
            <table:table-cell table:style-name="ce73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Audio Manager</text:p>
            </table:table-cell>
            <table:table-cell table:style-name="ce21" office:value-type="string" calcext:value-type="string">
              <text:p>Victor Fombertasse</text:p>
            </table:table-cell>
            <table:table-cell table:style-name="ce27" office:value-type="date" office:date-value="2025-03-10" calcext:value-type="date">
              <text:p>10/03/25</text:p>
            </table:table-cell>
            <table:table-cell table:style-name="ce27" office:value-type="date" office:date-value="2025-03-20" calcext:value-type="date">
              <text:p>20/03/25</text:p>
            </table:table-cell>
            <table:table-cell table:style-name="ce21" table:formula="of:=DATEDIF([.E19]; [.F19]; &quot;D&quot;)" office:value-type="float" office:value="10" calcext:value-type="float">
              <text:p>10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10"/>
            <table:table-cell table:style-name="ce73" table:number-columns-repeated="5"/>
            <table:table-cell table:style-name="ce54" table:number-columns-repeated="8"/>
            <table:table-cell table:style-name="ce114" table:number-columns-repeated="8"/>
            <table:table-cell table:style-name="ce54" table:number-columns-repeated="2"/>
            <table:table-cell table:style-name="ce55" table:number-columns-repeated="7"/>
            <table:table-cell table:style-name="ce87"/>
            <table:table-cell table:style-name="ce88" table:number-columns-repeated="4"/>
            <table:table-cell table:style-name="ce54" table:number-columns-repeated="4"/>
            <table:table-cell table:style-name="ce91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Développement</text:p>
          </table:table-cell>
          <table:table-cell table:style-name="ce19"/>
          <table:table-cell table:style-name="ce26" table:number-columns-repeated="3"/>
          <table:table-cell table:style-name="ce30" table:number-columns-repeated="2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0" office:value-type="string" calcext:value-type="string">
              <text:p><text:s/>Génération Structure du dongon</text:p>
            </table:table-cell>
            <table:table-cell table:style-name="ce22" office:value-type="string" calcext:value-type="string">
              <text:p>Victor Fombertasse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31" calcext:value-type="date">
              <text:p>31/01/25</text:p>
            </table:table-cell>
            <table:table-cell table:style-name="ce21" table:formula="of:=DATEDIF([.E21]; [.F21]; &quot;D&quot;)" office:value-type="float" office:value="18" calcext:value-type="float">
              <text:p>18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53"/>
            <table:table-cell table:style-name="ce160"/>
            <table:table-cell table:style-name="ce162"/>
            <table:table-cell table:style-name="ce114" table:number-columns-repeated="5"/>
            <table:table-cell table:style-name="ce168"/>
            <table:table-cell table:style-name="ce114" table:number-columns-repeated="7"/>
            <table:table-cell table:style-name="ce54" table:number-columns-repeated="8"/>
            <table:table-cell table:style-name="ce59" table:number-columns-repeated="2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  <table:table-cell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0" office:value-type="string" calcext:value-type="string">
              <text:p>Génération salles du dongon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25-02-06" calcext:value-type="date">
              <text:p>06/02/25</text:p>
            </table:table-cell>
            <table:table-cell table:style-name="ce27" office:value-type="date" office:date-value="2025-03-29" calcext:value-type="date">
              <text:p>29/03/25</text:p>
            </table:table-cell>
            <table:table-cell table:style-name="ce21" table:formula="of:=DATEDIF([.E22]; [.F22]; &quot;D&quot;)" office:value-type="float" office:value="51" calcext:value-type="float">
              <text:p>51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3"/>
            <table:table-cell/>
            <table:table-cell table:style-name="ce53" table:number-columns-repeated="12"/>
            <table:table-cell table:style-name="ce114" table:number-columns-repeated="4"/>
            <table:table-cell table:style-name="ce53" table:number-columns-repeated="7"/>
            <table:table-cell table:style-name="ce135"/>
            <table:table-cell table:style-name="ce114" table:number-columns-repeated="11"/>
            <table:table-cell table:style-name="ce87" table:number-columns-repeated="2"/>
            <table:table-cell table:style-name="ce55" table:number-columns-repeated="2"/>
            <table:table-cell table:style-name="ce54" table:number-columns-repeated="2"/>
            <table:table-cell table:style-name="ce91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3</text:p>
            </table:table-cell>
            <table:table-cell table:style-name="ce20" office:value-type="string" calcext:value-type="string">
              <text:p>Création des animation</text:p>
            </table:table-cell>
            <table:table-cell table:style-name="ce22" office:value-type="string" calcext:value-type="string">
              <text:p>Victor Fombertasse</text:p>
            </table:table-cell>
            <table:table-cell table:style-name="ce27" office:value-type="date" office:date-value="2025-02-28" calcext:value-type="date">
              <text:p>28/02/25</text:p>
            </table:table-cell>
            <table:table-cell table:style-name="ce27" office:value-type="date" office:date-value="2025-03-10" calcext:value-type="date">
              <text:p>10/03/25</text:p>
            </table:table-cell>
            <table:table-cell table:style-name="ce21" table:formula="of:=DATEDIF([.E23]; [.F23]; &quot;D&quot;)" office:value-type="float" office:value="10" calcext:value-type="float">
              <text:p>10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8"/>
            <table:table-cell table:style-name="ce114" table:number-columns-repeated="11"/>
            <table:table-cell table:style-name="ce165"/>
            <table:table-cell table:style-name="ce54" table:number-columns-repeated="5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3</text:p>
            </table:table-cell>
            <table:table-cell table:style-name="ce20" office:value-type="string" calcext:value-type="string">
              <text:p>Génération items</text:p>
            </table:table-cell>
            <table:table-cell table:style-name="ce22" office:value-type="string" calcext:value-type="string">
              <text:p>Souleymane Barry</text:p>
            </table:table-cell>
            <table:table-cell table:style-name="ce27" office:value-type="date" office:date-value="2025-02-21" calcext:value-type="date">
              <text:p>21/02/25</text:p>
            </table:table-cell>
            <table:table-cell table:style-name="ce27" office:value-type="date" office:date-value="2025-04-03" calcext:value-type="date">
              <text:p>03/04/25</text:p>
            </table:table-cell>
            <table:table-cell table:style-name="ce21" table:formula="of:=DATEDIF([.E24]; [.F24]; &quot;D&quot;)" office:value-type="float" office:value="41" calcext:value-type="float">
              <text:p>41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3"/>
            <table:table-cell table:style-name="ce114" table:number-columns-repeated="31"/>
            <table:table-cell table:style-name="ce91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4</text:p>
            </table:table-cell>
            <table:table-cell table:style-name="ce20" office:value-type="string" calcext:value-type="string">
              <text:p>Physique du jeu</text:p>
            </table:table-cell>
            <table:table-cell table:style-name="ce22" office:value-type="string" calcext:value-type="string">
              <text:p>Barthelemy Deroualt</text:p>
            </table:table-cell>
            <table:table-cell table:style-name="ce27" office:value-type="date" office:date-value="2025-02-13" calcext:value-type="date">
              <text:p>13/02/25</text:p>
            </table:table-cell>
            <table:table-cell table:style-name="ce27" office:value-type="date" office:date-value="2025-03-14" calcext:value-type="date">
              <text:p>14/03/25</text:p>
            </table:table-cell>
            <table:table-cell table:style-name="ce21" table:formula="of:=DATEDIF([.E25]; [.F25]; &quot;D&quot;)" office:value-type="float" office:value="29" calcext:value-type="float">
              <text:p>29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3"/>
            <table:table-cell table:style-name="ce114" table:number-columns-repeated="17"/>
            <table:table-cell table:style-name="ce54"/>
            <table:table-cell/>
            <table:table-cell table:style-name="ce54" table:number-columns-repeated="8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  <table:table-row table:style-name="ro4">
            <table:table-cell table:style-name="ce6"/>
            <table:table-cell table:style-name="ce14" office:value-type="string" calcext:value-type="string">
              <text:p>3.5</text:p>
            </table:table-cell>
            <table:table-cell table:style-name="ce20" office:value-type="string" calcext:value-type="string">
              <text:p>creation des ennemis / système de combat/personnage principal</text:p>
            </table:table-cell>
            <table:table-cell table:style-name="ce21" office:value-type="string" calcext:value-type="string">
              <text:p>Barthelemy Deroualt</text:p>
            </table:table-cell>
            <table:table-cell table:style-name="ce27" office:value-type="date" office:date-value="2025-02-26" calcext:value-type="date">
              <text:p>26/02/25</text:p>
            </table:table-cell>
            <table:table-cell table:style-name="ce27" office:value-type="date" office:date-value="2025-03-20" calcext:value-type="date">
              <text:p>20/03/25</text:p>
            </table:table-cell>
            <table:table-cell table:style-name="ce21" table:formula="of:=DATEDIF([.E26]; [.F26]; &quot;D&quot;)" office:value-type="float" office:value="22" calcext:value-type="float">
              <text:p>22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7"/>
            <table:table-cell table:style-name="ce114" table:number-columns-repeated="13"/>
            <table:table-cell table:style-name="ce67" table:number-columns-repeated="5"/>
            <table:table-cell table:style-name="ce88" table:number-columns-repeated="5"/>
            <table:table-cell table:style-name="ce54" table:number-columns-repeated="4"/>
            <table:table-cell table:style-name="ce91"/>
            <table:table-cell/>
          </table:table-row>
        </table:table-row-group>
        <table:table-row table:style-name="ro3">
          <table:table-cell table:style-name="ce6"/>
          <table:table-cell table:style-name="ce15" office:value-type="string" calcext:value-type="string">
            <text:p>3.6</text:p>
          </table:table-cell>
          <table:table-cell table:style-name="ce20" office:value-type="string" calcext:value-type="string">
            <text:p>Ajout de la difficulté</text:p>
          </table:table-cell>
          <table:table-cell table:style-name="ce21" office:value-type="string" calcext:value-type="string">
            <text:p>Baptiste Carfantan</text:p>
          </table:table-cell>
          <table:table-cell table:number-columns-repeated="2" table:style-name="ce27" office:value-type="date" office:date-value="2025-04-03" calcext:value-type="date">
            <text:p>03/04/25</text:p>
          </table:table-cell>
          <table:table-cell table:style-name="ce21" table:formula="of:=DATEDIF([.E27]; [.F27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/>
          <table:table-cell/>
          <table:table-cell table:style-name="ce54" table:number-columns-repeated="8"/>
          <table:table-cell table:style-name="ce88" table:number-columns-repeated="5"/>
          <table:table-cell table:style-name="ce54" table:number-columns-repeated="2"/>
          <table:table-cell table:style-name="ce67"/>
          <table:table-cell table:style-name="ce114" table:number-columns-repeated="2"/>
          <table:table-cell/>
        </table:table-row>
        <table:table-row table:style-name="ro3">
          <table:table-cell table:style-name="ce6"/>
          <table:table-cell table:style-name="ce15" office:value-type="string" calcext:value-type="string">
            <text:p>3,7</text:p>
          </table:table-cell>
          <table:table-cell table:style-name="ce20" office:value-type="string" calcext:value-type="string">
            <text:p>Navigation dans le jeu</text:p>
          </table:table-cell>
          <table:table-cell table:style-name="ce21" office:value-type="string" calcext:value-type="string">
            <text:p>Baptisre Carfantan</text:p>
          </table:table-cell>
          <table:table-cell table:style-name="ce27" office:value-type="date" office:date-value="2025-03-04" calcext:value-type="date">
            <text:p>04/03/25</text:p>
          </table:table-cell>
          <table:table-cell table:style-name="ce27" office:value-type="date" office:date-value="2025-03-28" calcext:value-type="date">
            <text:p>28/03/25</text:p>
          </table:table-cell>
          <table:table-cell table:style-name="ce21" table:formula="of:=DATEDIF([.E28]; [.F28]; &quot;D&quot;)" office:value-type="float" office:value="24" calcext:value-type="float">
            <text:p>24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3"/>
          <table:table-cell table:style-name="ce114" table:number-columns-repeated="14"/>
          <table:table-cell table:style-name="ce88" table:number-columns-repeated="3"/>
          <table:table-cell table:style-name="ce54" table:number-columns-repeated="2"/>
          <table:table-cell table:style-name="ce67"/>
          <table:table-cell table:style-name="ce54"/>
          <table:table-cell table:style-name="ce67"/>
          <table:table-cell/>
        </table:table-row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Logistique</text:p>
          </table:table-cell>
          <table:table-cell table:style-name="ce19"/>
          <table:table-cell table:style-name="ce26" table:number-columns-repeated="3"/>
          <table:table-cell table:style-name="ce30" table:number-columns-repeated="2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/>
        </table:table-row>
        <table:table-row table:style-name="ro3">
          <table:table-cell table:style-name="ce6"/>
          <table:table-cell table:style-name="ce15" office:value-type="string" calcext:value-type="string">
            <text:p>4.1</text:p>
          </table:table-cell>
          <table:table-cell table:style-name="ce20" office:value-type="string" calcext:value-type="string">
            <text:p>Jeux de test</text:p>
          </table:table-cell>
          <table:table-cell table:style-name="ce21" office:value-type="string" calcext:value-type="string">
            <text:p>Baptiste Carfantan</text:p>
          </table:table-cell>
          <table:table-cell table:number-columns-repeated="2" table:style-name="ce27" office:value-type="date" office:date-value="2025-04-03" calcext:value-type="date">
            <text:p>03/04/25</text:p>
          </table:table-cell>
          <table:table-cell table:style-name="ce21" table:formula="of:=DATEDIF([.E27]; [.F27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10"/>
          <table:table-cell table:style-name="ce88" table:number-columns-repeated="5"/>
          <table:table-cell table:style-name="ce54" table:number-columns-repeated="2"/>
          <table:table-cell/>
          <table:table-cell table:style-name="ce180"/>
          <table:table-cell table:number-columns-repeated="2"/>
        </table:table-row>
        <table:table-row table:style-name="ro3">
          <table:table-cell table:style-name="ce6"/>
          <table:table-cell table:style-name="ce15" office:value-type="string" calcext:value-type="string">
            <text:p>4.2</text:p>
          </table:table-cell>
          <table:table-cell table:style-name="ce20" office:value-type="string" calcext:value-type="string">
            <text:p>Readme</text:p>
          </table:table-cell>
          <table:table-cell table:style-name="ce21" office:value-type="string" calcext:value-type="string">
            <text:p>Baptiste /Barthelemy</text:p>
          </table:table-cell>
          <table:table-cell table:number-columns-repeated="2" table:style-name="ce27" office:value-type="date" office:date-value="2025-04-04" calcext:value-type="date">
            <text:p>04/04/25</text:p>
          </table:table-cell>
          <table:table-cell table:style-name="ce21" table:formula="of:=DATEDIF([.E29]; [.F29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10"/>
          <table:table-cell table:style-name="ce88" table:number-columns-repeated="5"/>
          <table:table-cell table:style-name="ce54" table:number-columns-repeated="3"/>
          <table:table-cell/>
          <table:table-cell table:style-name="ce180"/>
          <table:table-cell table:style-name="ce91"/>
        </table:table-row>
        <table:table-row table:style-name="ro3">
          <table:table-cell table:style-name="ce6"/>
          <table:table-cell table:style-name="ce15" office:value-type="string" calcext:value-type="string">
            <text:p>4.3</text:p>
          </table:table-cell>
          <table:table-cell table:style-name="ce20" office:value-type="string" calcext:value-type="string">
            <text:p>Ecriture du makeFil</text:p>
          </table:table-cell>
          <table:table-cell table:style-name="ce21" office:value-type="string" calcext:value-type="string">
            <text:p>Souleymane/Barthelemy</text:p>
          </table:table-cell>
          <table:table-cell table:number-columns-repeated="2" table:style-name="ce27" office:value-type="date" office:date-value="2025-04-04" calcext:value-type="date">
            <text:p>04/04/25</text:p>
          </table:table-cell>
          <table:table-cell table:style-name="ce21" table:formula="of:=DATEDIF([.E30]; [.F30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10"/>
          <table:table-cell table:style-name="ce88" table:number-columns-repeated="5"/>
          <table:table-cell table:style-name="ce54" table:number-columns-repeated="4"/>
          <table:table-cell table:style-name="ce180"/>
          <table:table-cell/>
        </table:table-row>
        <table:table-row table:style-name="ro3">
          <table:table-cell table:style-name="ce6"/>
          <table:table-cell table:style-name="ce15" office:value-type="string" calcext:value-type="string">
            <text:p>4.4</text:p>
          </table:table-cell>
          <table:table-cell table:style-name="ce20" office:value-type="string" calcext:value-type="string">
            <text:p>Docuentation Doxygen</text:p>
          </table:table-cell>
          <table:table-cell table:style-name="ce21" office:value-type="string" calcext:value-type="string">
            <text:p>Baptiste/Souleymane/Barthelemy</text:p>
          </table:table-cell>
          <table:table-cell table:number-columns-repeated="2" table:style-name="ce27" office:value-type="date" office:date-value="2025-04-04" calcext:value-type="date">
            <text:p>04/04/25</text:p>
          </table:table-cell>
          <table:table-cell table:style-name="ce21" table:formula="of:=DATEDIF([.E31]; [.F31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10"/>
          <table:table-cell table:style-name="ce88" table:number-columns-repeated="5"/>
          <table:table-cell table:style-name="ce54" table:number-columns-repeated="4"/>
          <table:table-cell table:style-name="ce180"/>
          <table:table-cell/>
        </table:table-row>
        <table:table-row table:style-name="ro5">
          <table:table-cell table:style-name="ce6"/>
          <table:table-cell table:style-name="ce15" office:value-type="string" calcext:value-type="string">
            <text:p>4.5</text:p>
          </table:table-cell>
          <table:table-cell table:style-name="ce20" office:value-type="string" calcext:value-type="string">
            <text:p>Rapport</text:p>
          </table:table-cell>
          <table:table-cell table:style-name="ce21" office:value-type="string" calcext:value-type="string">
            <text:p>Baptiste/Souleymane/Barthelemy/Victor</text:p>
          </table:table-cell>
          <table:table-cell table:style-name="ce27" office:value-type="date" office:date-value="2025-03-28" calcext:value-type="date">
            <text:p>28/03/25</text:p>
          </table:table-cell>
          <table:table-cell table:style-name="ce27" office:value-type="date" office:date-value="2025-04-04" calcext:value-type="date">
            <text:p>04/04/25</text:p>
          </table:table-cell>
          <table:table-cell table:style-name="ce21" table:formula="of:=DATEDIF([.E34]; [.F34]; &quot;D&quot;)" office:value-type="float" office:value="7" calcext:value-type="float">
            <text:p>7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10"/>
          <table:table-cell table:style-name="ce88" table:number-columns-repeated="4"/>
          <table:table-cell table:style-name="ce114" table:number-columns-repeated="2"/>
          <table:table-cell table:style-name="ce180"/>
          <table:table-cell table:style-name="ce114" table:number-columns-repeated="3"/>
          <table:table-cell/>
        </table:table-row>
        <table:table-row table:style-name="ro6" table:number-rows-repeated="1048538">
          <table:table-cell table:number-columns-repeated="70"/>
        </table:table-row>
        <table:table-row table:style-name="ro7" table:number-rows-repeated="3">
          <table:table-cell table:number-columns-repeated="70"/>
        </table:table-row>
        <table:table-row table:style-name="ro7">
          <table:table-cell table:number-columns-repeated="70"/>
        </table:table-row>
        <calcext:conditional-formats>
          <calcext:conditional-format calcext:target-range-address="'Diagramme de Gantt'.H13:'Diagramme de Gantt'.I13 'Diagramme de Gantt'.H12:'Diagramme de Gantt'.H13 'Diagramme de Gantt'.H22:'Diagramme de Gantt'.H34 'Diagramme de Gantt'.I22:'Diagramme de Gantt'.I34 'Diagramme de Gantt'.H15:'Diagramme de Gantt'.I20 'Diagramme de Gantt'.H21:'Diagramme de Gantt'.H21 'Diagramme de Gantt'.I21:'Diagramme de Gantt'.I2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H13:'Diagramme de Gantt'.I13 'Diagramme de Gantt'.H12:'Diagramme de Gantt'.H13 'Diagramme de Gantt'.H22:'Diagramme de Gantt'.H34 'Diagramme de Gantt'.I22:'Diagramme de Gantt'.I34 'Diagramme de Gantt'.H15:'Diagramme de Gantt'.I20 'Diagramme de Gantt'.H21:'Diagramme de Gantt'.H21 'Diagramme de Gantt'.I21:'Diagramme de Gantt'.I2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18:22.8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4T11:50:34.119000000</dc:date>
    <meta:editing-duration>PT8H4M58S</meta:editing-duration>
    <meta:editing-cycles>11</meta:editing-cycles>
    <meta:generator>LibreOffice/7.5.5.2$Windows_X86_64 LibreOffice_project/ca8fe7424262805f223b9a2334bc7181abbcbf5e</meta:generator>
    <meta:document-statistic meta:table-count="1" meta:cell-count="241" meta:object-count="0"/>
  </office:meta>
</office:document-meta>
</file>